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0de" officeooo:paragraph-rsid="001610de"/>
    </style:style>
    <style:style style:name="P2" style:family="paragraph" style:parent-style-name="Standard">
      <style:text-properties fo:font-weight="bold" officeooo:rsid="001610de" officeooo:paragraph-rsid="001610de" style:font-weight-asian="bold" style:font-weight-complex="bold"/>
    </style:style>
    <style:style style:name="P3" style:family="paragraph" style:parent-style-name="Standard">
      <style:text-properties fo:font-weight="bold" officeooo:rsid="0016c84f" officeooo:paragraph-rsid="0016c84f" style:font-weight-asian="bold" style:font-weight-complex="bold"/>
    </style:style>
    <style:style style:name="P4" style:family="paragraph" style:parent-style-name="Standard">
      <style:text-properties officeooo:rsid="0016c84f" officeooo:paragraph-rsid="0016c84f"/>
    </style:style>
    <style:style style:name="P5" style:family="paragraph" style:parent-style-name="Standard">
      <style:text-properties officeooo:rsid="0019f2c6" officeooo:paragraph-rsid="0019f2c6"/>
    </style:style>
    <style:style style:name="T1" style:family="text">
      <style:text-properties officeooo:rsid="00165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uía de uso del laboratorio Virtual</text:p>
      <text:p text:style-name="P2"/>
      <text:p text:style-name="P1">Para facilitar el uso del laboratorio virtual se ha elaborado un manual de uso del laboratorio en el cual se presentaran todas las funcionalidades con las que cuenta este mismo, <text:span text:style-name="T1">contara con </text:span>diferentes pruebas de ejemplo para verificar la efectividad de los recursos del laboratorio virtual <text:span text:style-name="T1">y una mini guiá de uso base del Sistema operativo para Robots (ROS) para aquel estudiante o académico interesado en seguir la investigaciones del uso de este sistema.</text:span></text:p>
      <text:p text:style-name="P1"/>
      <text:p text:style-name="P3">Libros de Robótica</text:p>
      <text:p text:style-name="P4"/>
      <text:p text:style-name="P4">Dentro del laboratorio se accederán a recursos bibliográficos de importancia para el desarrollo y consolidación de los conceptos básicos de la robótica industrial. </text:p>
      <text:p text:style-name="P4"/>
      <text:p text:style-name="P5">Barrientos</text:p>
      <text:p text:style-name="P5"/>
      <text:p text:style-name="P4"/>
      <text:p text:style-name="P5">Es un libro que va dirigido tanto para los alumnos de ingeniería y ciencias como para todo profesional que necesite conocer qué es un robot, cómo funciona y cómo debe utilizarlo, retomando dentro de este libro parte de las cuatro secciones que compone el laboratorio, Morfología del robot, Herramientas matemáticas del Robot, Cinemática del robot, Programación del robot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3:53:06.082561278</meta:creation-date>
    <dc:date>2018-12-14T00:52:06.447671653</dc:date>
    <meta:editing-duration>PT27M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65" meta:character-count="1055" meta:non-whitespace-character-count="894"/>
  </office:meta>
</office:document-meta>
</file>